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nsolas1" svg:font-family="Consolas, Monaco, 'Courier New', Courier, monospace"/>
    <style:font-face style:name="Mangal1" svg:font-family="Mangal"/>
    <style:font-face style:name="OpenSymbol" svg:font-family="OpenSymbol"/>
    <style:font-face style:name="inherit" svg:font-family="inherit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4" style:family="paragraph" style:parent-style-name="List_20_Contents">
      <style:paragraph-properties fo:margin-left="0cm" fo:margin-right="0cm" fo:text-indent="0cm" style:auto-text-indent="false"/>
    </style:style>
    <style:style style:name="P5" style:family="paragraph" style:parent-style-name="List_20_Contents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6" style:family="paragraph" style:parent-style-name="List_20_Contents">
      <style:paragraph-properties fo:margin-left="0cm" fo:margin-right="0cm" fo:text-indent="0cm" style:auto-text-indent="false">
        <style:tab-stops/>
      </style:paragraph-properties>
    </style:style>
    <style:style style:name="P7" style:family="paragraph" style:parent-style-name="List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>
      <style:paragraph-properties fo:margin-left="0cm" fo:margin-right="0cm" fo:text-indent="0cm" style:auto-text-indent="false" fo:break-before="page">
        <style:tab-stops/>
      </style:paragraph-properties>
    </style:style>
    <style:style style:name="P9" style:family="paragraph" style:parent-style-name="List_20_Heading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sans-serif" fo:font-size="10.5pt" fo:letter-spacing="normal" fo:font-style="italic" fo:font-weight="bold"/>
    </style:style>
    <style:style style:name="P10" style:family="paragraph" style:parent-style-name="List_20_Heading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Consolas1" fo:font-size="9pt" fo:letter-spacing="normal" fo:font-style="normal" fo:font-weight="normal"/>
    </style:style>
    <style:style style:name="P12" style:family="paragraph" style:parent-style-name="Heading_20_1">
      <style:paragraph-properties fo:margin-top="0cm" fo:margin-bottom="0cm">
        <style:tab-stops/>
      </style:paragraph-properties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sans-serif" fo:font-size="10.5pt" fo:letter-spacing="normal" fo:font-style="italic" fo:font-weight="bold"/>
    </style:style>
    <style:style style:name="T3" style:family="text">
      <style:text-properties fo:font-variant="normal" fo:text-transform="none" fo:color="#000000" style:font-name="sans-serif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font-name="Consolas1" fo:font-size="9pt" fo:letter-spacing="normal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inherit" style:font-weight-asian="normal" style:font-weight-complex="normal"/>
    </style:style>
    <style:style style:name="T7" style:family="text">
      <style:text-properties style:font-name="sans-serif" fo:font-size="10.5pt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cd2f23" style:font-name="inherit" fo:font-style="italic" style:font-weight-asian="normal" style:font-weight-complex="normal"/>
    </style:style>
    <style:style style:name="T12" style:family="text">
      <style:text-properties fo:color="#0f55c8" style:font-name="inherit" style:font-weight-asian="normal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</text:p>
      <text:p text:style-name="P2">installation : créer une db vide puis lancer le dossier wordpress depuis un serveur local</text:p>
      <text:p text:style-name="P2"/>
      <text:p text:style-name="P2">definir parent au pages pour les sous menus</text:p>
      <text:p text:style-name="P2">ordre pour ordre des pages dans le menu</text:p>
      <text:p text:style-name="P2"/>
      <text:p text:style-name="P2">add_action('evenement', 'callback', priorité=10); </text:p>
      <text:p text:style-name="P2">do_action('evenement',...args); </text:p>
      <text:p text:style-name="P2"/>
      <text:p text:style-name="P2">get_header() ;</text:p>
      <text:p text:style-name="P2">get_footer() ;</text:p>
      <text:p text:style-name="P2">bloginfo() ;</text:p>
      <text:p text:style-name="P2">wp_title() ;</text:p>
      <text:p text:style-name="P2"/>
      <text:p text:style-name="P2">register_nav_menu('id','description') ; a mettre dans un callback de init, enregistre un menu pour l'admin</text:p>
      <text:p text:style-name="P2"/>
      <text:p text:style-name="Standard">language_attributes() =&gt;lang='fr'</text:p>
      <text:p text:style-name="Standard">bloginfo( 'charset' ) =&gt;UTF-8</text:p>
      <text:p text:style-name="Standard">wp_head() // ajoute les links et style ?</text:p>
      <text:p text:style-name="Standard">body_class("header-collapse") //class= 'classe du body'</text:p>
      <text:p text:style-name="Standard">&lt;?php do_action('after_body_open_tag'); ?&gt; //action au chargement du body</text:p>
      <text:p text:style-name="Standard">wp_nav_menu(array('theme_location' =&gt; 'header_menu')) //enregistre un menu</text:p>
      <text:p text:style-name="P3"/>
      <text:p text:style-name="Standard"/>
      <text:p text:style-name="Standard">réglagles-&gt;permaliens-&gt;régenregistrer si des modifs sont pas prises en compte</text:p>
      <text:p text:style-name="Standard"/>
      <text:p text:style-name="P9">style.css <text:span text:style-name="T10">fichier de base définit les carac du theme</text:span></text:p>
      <text:p text:style-name="P10"><text:span text:style-name="T2">rtl.css</text:span><text:span text:style-name="T3">pour les sites en right to left</text:span></text:p>
      <text:p text:style-name="P9">index.php<text:span text:style-name="T8"> page par défaut d'affichage</text:span></text:p>
      <text:p text:style-name="P9">comments.php <text:span text:style-name="T8">template des commentaires</text:span></text:p>
      <text:p text:style-name="P9">front-page.php <text:span text:style-name="T8">page d'accueil statique</text:span></text:p>
      <text:p text:style-name="P10"><text:span text:style-name="T2">home.php</text:span><text:span text:style-name="T3"> page d'accueil d'un blog</text:span></text:p>
      <text:p text:style-name="P9">single.php <text:span text:style-name="T8">affichage d'un post</text:span></text:p>
      <text:p text:style-name="P9">single-{post-type}.php <text:span text:style-name="T8">afficher un post avec un type définit</text:span></text:p>
      <text:p text:style-name="P10"><text:span text:style-name="T2">page.php </text:span><text:span text:style-name="T3">page du site</text:span></text:p>
      <text:p text:style-name="P10"><text:span text:style-name="T2">category.php </text:span><text:span text:style-name="T3">template d'une catgorie</text:span></text:p>
      <text:p text:style-name="P10"><text:span text:style-name="T2">tag.php </text:span><text:span text:style-name="T3">template d'un tag</text:span></text:p>
      <text:p text:style-name="P10"><text:span text:style-name="T2">taxonomy.php </text:span><text:span text:style-name="T3">term template</text:span></text:p>
      <text:p text:style-name="P10"><text:span text:style-name="T2">author.php </text:span><text:span text:style-name="T3">author template</text:span></text:p>
      <text:p text:style-name="P9">date.php <text:span text:style-name="T8">affichage de date</text:span></text:p>
      <text:p text:style-name="P9">archive.php <text:span text:style-name="T8">archive base de date auteur catgorie (override par eux)</text:span></text:p>
      <text:p text:style-name="P9">search.php <text:span text:style-name="T8">template de recherche</text:span></text:p>
      <text:p text:style-name="P9">attachment.php <text:span text:style-name="T8">template d'attachement</text:span></text:p>
      <text:p text:style-name="P9">image.php <text:span text:style-name="T8">template vue d'image seul, override attachement</text:span></text:p>
      <text:p text:style-name="P10"><text:span text:style-name="T2">404.php </text:span><text:span text:style-name="T3">page 404</text:span></text:p>
      <text:p text:style-name="P7"><text:span text:style-name="T3"/></text:p>
      <text:p text:style-name="P11"><text:span text:style-name="T7">wp_enqueue_script( 'id', 'filename.js', false );</text:span></text:p>
      <text:p text:style-name="P11"><text:span text:style-name="T7">add_action( 'wp_enqueue_scripts', 'callbackEnqueue' );</text:span></text:p>
      <text:p text:style-name="P7"><text:span text:style-name="T3"/></text:p>
      <text:p><text:span text:style-name="T5">get_footer( $name );</text:span> ajoute footer[-name].php</text:p>
      <text:p text:style-name="P6"><text:span text:style-name="T5">get_header( $name );</text:span> ajouter header[-name] <text:span text:style-name="T14">comments_template( string $file = '/comments.php', bool $separate_comments = false ) </text:span><text:span text:style-name="T13">appelle le template de commentaire</text:span></text:p>
      <text:p text:style-name="P6"><text:span text:style-name="T14">get_sidebar( string $name = null ) </text:span><text:span text:style-name="T13">ajoute sidebar[-name].php</text:span></text:p>
      <text:p text:style-name="P5"><text:span text:style-name="T15">get_search_form( bool $echo = true )</text:span></text:p>
      <text:h text:style-name="P12" text:outline-level="1"><text:span text:style-name="T15">add_image_size( string $name, int $width, int $height, bool|array $crop = false ) </text:span><text:span text:style-name="T13">ajoute une taille d'image custom, reduit les dimensions si crop a false la decoupe depuis le centre si il est a true et la decoupe depuis un point specifique si crop array de coordonées</text:span></text:h>
      <text:h text:style-name="P12" text:outline-level="1"><text:span text:style-name="T14">get_body_class($class); </text:span><text:span text:style-name="T13">retourne un tableau des classes appliquées sur body</text:span></text:h>
      <text:h text:outline-level="1">body_class( string|array $class = '' ) <text:span text:style-name="T9">ajoute les classes à body en y ajoutant facultativement les valeurs passées en param</text:span></text:h>
      <text:p text:style-name="P4"><text:span text:style-name="T5">current_theme_supports( $feature ); <text:s/></text:span><text:span text:style-name="T9">test si une feature passée en param est supportée</text:span><text:span text:style-name="T1">'(</text:span>post-thumbnails','post-formats','custom-header','custom-background','menus','automatic-feed-links','editor-style','widgets','html5','title-tag') </text:p>
      <text:p text:style-name="List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nsolas1" svg:font-family="Consolas, Monaco, 'Courier New', Courier, monospace"/>
    <style:font-face style:name="Mangal1" svg:font-family="Mangal"/>
    <style:font-face style:name="OpenSymbol" svg:font-family="OpenSymbol"/>
    <style:font-face style:name="inherit" svg:font-family="inherit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31T10:03:34.25</meta:creation-date>
    <dc:date>2018-08-14T15:30:35.64</dc:date>
    <meta:editing-duration>PT11H27M59S</meta:editing-duration>
    <meta:editing-cycles>17</meta:editing-cycles>
    <meta:generator>OpenOffice/4.1.1$Win32 OpenOffice.org_project/411m6$Build-9775</meta:generator>
    <meta:document-statistic meta:table-count="0" meta:image-count="0" meta:object-count="0" meta:page-count="2" meta:paragraph-count="47" meta:word-count="330" meta:character-count="2599"/>
  </office:meta>
</office:document-meta>
</file>